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CountingTransactionManager.doBegin( Object transaction , Trans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lCountingTransactionManager.doCommit( Default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CountingTransaction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untingTransactionManager.doRollback( Default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CountingTransactionManager.doGe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